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Nano Cheat Sheet</text:p>
      <text:p text:style-name="Normal"/>
      <text:p text:style-name="Normal">File handling</text:p>
      <text:p text:style-name="Normal"/>
      <text:p text:style-name="Normal"><text:s/>Ctrl+S <text:s text:c="2"/>Save current file</text:p>
      <text:p text:style-name="Normal"><text:s/>Ctrl+O Offer to write file ("Save as")</text:p>
      <text:p text:style-name="Normal"><text:s/>Ctrl+R Insert a file into current one</text:p>
      <text:p text:style-name="Normal"><text:s/>Ctrl+X Close buffer, exit from nano</text:p>
      <text:p text:style-name="Normal"/>
      <text:p text:style-name="Normal"><text:s/>Editing</text:p>
      <text:p text:style-name="Normal"><text:s/>Ctrl+K <text:s text:c="2"/>Cut current line into cutbuffer</text:p>
      <text:p text:style-name="Normal"><text:s/>Alt+6 Copy current line into cutbuffer</text:p>
      <text:p text:style-name="Normal"><text:s/>Ctrl+U Paste contents of cutbuffer</text:p>
      <text:p text:style-name="Normal"><text:s/>Ctrl+] Complete current word</text:p>
      <text:p text:style-name="Normal"><text:s/>Alt+3 Comment/uncomment line/region</text:p>
      <text:p text:style-name="Normal"><text:s/>Alt+U Undo last action</text:p>
      <text:p text:style-name="Normal"><text:s/>Alt+E Redo last undone action</text:p>
      <text:p text:style-name="Normal"><text:s/>Search and replace</text:p>
      <text:p text:style-name="Normal"><text:s/>Ctrl+B <text:s text:c="3"/>Start backward search</text:p>
      <text:p text:style-name="Normal"><text:s/>Ctrl+F Start forward search</text:p>
      <text:p text:style-name="Normal"><text:s/>Alt+B Find next occurrence backward</text:p>
      <text:p text:style-name="Normal"><text:s/>Alt+F Find next occurrence forward</text:p>
      <text:p text:style-name="Normal"><text:s/>Alt+R Start a replacing session</text:p>
      <text:p text:style-name="Normal"><text:s/>Deletion</text:p>
      <text:p text:style-name="Normal"><text:s/>Ctrl+H Delete character before cursor <text:s text:c="5"/></text:p>
      <text:p text:style-name="Normal">Ctrl+D Delete character under cursor</text:p>
      <text:p text:style-name="Normal"><text:s/>Alt+Bsp Delete word to the left</text:p>
      <text:p text:style-name="Normal"><text:s/>Ctrl+Del <text:s text:c="2"/>Delete word to the right</text:p>
      <text:p text:style-name="Normal"><text:s/>Alt+Del Delete current line</text:p>
      <text:p text:style-name="Normal"/>
      <text:p text:style-name="Normal"><text:s/>Operations</text:p>
      <text:soft-page-break/>
      <text:p text:style-name="Normal"><text:s/>Ctrl+T <text:s text:c="2"/>Execute some command</text:p>
      <text:p text:style-name="Normal"><text:s/>Ctrl+T Ctrl+S Run a spell check</text:p>
      <text:p text:style-name="Normal"><text:s/>Ctrl+T Ctrl+Y Run a syntax check</text:p>
      <text:p text:style-name="Normal"><text:s/>Ctrl+T Ctrl+O <text:s/>Run a formatter</text:p>
      <text:p text:style-name="Normal"><text:s/>Tab Indent marked region</text:p>
      <text:p text:style-name="Normal"><text:s/>Shift+Tab <text:s text:c="2"/>Unindent marked region</text:p>
      <text:p text:style-name="Normal"><text:s/>Ctrl+J Justify paragraph or region</text:p>
      <text:p text:style-name="Normal"><text:s/>Alt+J Justify entire buffer</text:p>
      <text:p text:style-name="Normal"><text:s/>Alt+T Cut until end of buffer</text:p>
      <text:p text:style-name="Normal"><text:s/>Alt+: Start/stop recording of macro <text:s text:c="5"/></text:p>
      <text:p text:style-name="Normal">Alt+; Replay macro</text:p>
      <text:p text:style-name="Normal"/>
      <text:p text:style-name="Normal"><text:s/>Moving around</text:p>
      <text:p text:style-name="Normal"><text:s/>← One character backward</text:p>
      <text:p text:style-name="Normal"><text:s/>→ One character forward</text:p>
      <text:p text:style-name="Normal"><text:s/>Ctrl+← One word backward</text:p>
      <text:p text:style-name="Normal"><text:s/>Ctrl+→ One word forward</text:p>
      <text:p text:style-name="Normal"><text:s/>Ctrl+A To start of line</text:p>
      <text:p text:style-name="Normal"><text:s/>Ctrl+E To end of line</text:p>
      <text:p text:style-name="Normal"><text:s/>Ctrl+P One line up</text:p>
      <text:p text:style-name="Normal"><text:s/>Ctrl+N One line down</text:p>
      <text:p text:style-name="Normal"><text:s/>Ctrl+↑ To previous block</text:p>
      <text:p text:style-name="Normal"><text:s/>Ctrl+↓ To next block</text:p>
      <text:p text:style-name="Normal"><text:s/>Alt+Home <text:s/>To first row in viewport</text:p>
      <text:p text:style-name="Normal"><text:s/>Alt+End To last row in viewport</text:p>
      <text:p text:style-name="Normal"><text:s/>Ctrl+Y One page up</text:p>
      <text:p text:style-name="Normal"><text:s/>Ctrl+V One page down</text:p>
      <text:p text:style-name="Normal"><text:s/>Alt+\ To top of buffer</text:p>
      <text:p text:style-name="Normal"><text:s/>Alt+/ To end of buffer</text:p>
      <text:p text:style-name="Normal"/>
      <text:p text:style-name="Normal"><text:s/>Special movement</text:p>
      <text:soft-page-break/>
      <text:p text:style-name="Normal"><text:s/>Alt+G <text:s text:c="4"/>Go to specified line</text:p>
      <text:p text:style-name="Normal"><text:s/>Alt+] Go to complementary bracket</text:p>
      <text:p text:style-name="Normal"><text:s/>Alt+↑ Scroll viewport up</text:p>
      <text:p text:style-name="Normal"><text:s/>Alt+↓ Scroll viewport down</text:p>
      <text:p text:style-name="Normal"><text:s/>Alt+&lt; Switch to preceding buffer</text:p>
      <text:p text:style-name="Normal"><text:s/>Alt+&gt; Switch to succeeding buffer</text:p>
      <text:p text:style-name="Normal"/>
      <text:p text:style-name="Normal"><text:s/>Information</text:p>
      <text:p text:style-name="Normal"><text:s/>Ctrl+C <text:s text:c="2"/>Report cursor position</text:p>
      <text:p text:style-name="Normal"><text:s/>Alt+D Report line/word/character counts</text:p>
      <text:p text:style-name="Normal"><text:s/>Ctrl+G Display help text</text:p>
      <text:p text:style-name="Normal"/>
      <text:p text:style-name="Normal"><text:s/>Various</text:p>
      <text:p text:style-name="Normal"><text:s/>Alt+A <text:s text:c="4"/>Set or unset the mark</text:p>
      <text:p text:style-name="Normal"><text:s/>Alt+V Enter next keystroke verbatim</text:p>
      <text:p text:style-name="Normal"><text:s/>Alt+C Turn constant position info on/off</text:p>
      <text:p text:style-name="Normal"><text:s/>Alt+N Turn line numbers on/off</text:p>
      <text:p text:style-name="Normal"><text:s/>Alt+P Turn visible whitespace on/off</text:p>
      <text:p text:style-name="Normal"><text:s/>Alt+S Turn softwrapping on/off</text:p>
      <text:p text:style-name="Normal"><text:s/>Alt+X Hide/unhide the help lines</text:p>
      <text:p text:style-name="Normal"><text:s/>Alt+Z Hide/unhide the info bars</text:p>
      <text:p text:style-name="Normal"><text:s/>Ctrl+L Refresh the scree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abatunde kuye</meta:initial-creator>
    <dc:creator>babatunde kuye</dc:creator>
    <meta:creation-date>2024-09-22T03:59:00Z</meta:creation-date>
    <dc:date>2024-09-22T04:00:00Z</dc:date>
    <meta:template xlink:href="Normal" xlink:type="simple"/>
    <meta:editing-cycles>1</meta:editing-cycles>
    <meta:editing-duration>PT60S</meta:editing-duration>
    <meta:document-statistic meta:page-count="3" meta:paragraph-count="4" meta:word-count="332" meta:character-count="2221" meta:row-count="15" meta:non-whitespace-character-count="1893"/>
  </office:meta>
</office:document-meta>
</file>